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pple-system, 'apple color emoji', BlinkMacSystemFont, 'Segoe UI', Roboto, Oxygen-Sans, Ubuntu, Cantarell, 'Helvetica Neue'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style:text-underline-style="solid" style:text-underline-width="auto" style:text-underline-color="font-color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Лабораторная работа 8. Организовать публичное хранилище для лабораторных работ по предмету и оформить его примерно так </text:span><text:a xlink:type="simple" xlink:href="https://github.com/oseledets/nla2021" office:target-frame-name="_blank" xlink:show="new" text:style-name="Internet_20_link" text:visited-style-name="Visited_20_Internet_20_Link"><text:span text:style-name="T3">https://github.com/oseledets/nla2021</text:span></text:a><text:span text:style-name="T2"> </text:span><text:span text:style-name="T1">Требование к зачету простое наличие выполненных работ. [Ссылка] GitHub - oseledets/nla2021: The repository for Skolech NLA2021 </text:span><text:a xlink:type="simple" xlink:href="https://github.com/oseledets/nla2021" office:target-frame-name="_blank" xlink:show="new" text:style-name="Internet_20_link" text:visited-style-name="Visited_20_Internet_20_Link"><text:span text:style-name="T3">https://github.com/oseledets/nla2021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pple-system, 'apple color emoji'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6:44:04.412470782</meta:creation-date>
    <dc:date>2025-06-02T16:44:41.584692584</dc:date>
    <meta:editing-duration>PT37S</meta:editing-duration>
    <meta:editing-cycles>1</meta:editing-cycles>
    <meta:document-statistic meta:table-count="0" meta:image-count="0" meta:object-count="0" meta:page-count="1" meta:paragraph-count="1" meta:word-count="34" meta:character-count="319" meta:non-whitespace-character-count="286"/>
    <meta:generator>LibreOffice/7.3.7.2$Linux_X86_64 LibreOffice_project/30$Build-2</meta:generator>
  </office:meta>
</office:document-meta>
</file>